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8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350" calcext:value-type="currency" table:number-columns-spanned="2" table:number-rows-spanned="2">
            <text:p>$1,35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5-09-01" calcext:value-type="date">
            <text:p>09/01/25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9-01" calcext:value-type="date">
            <text:p>09/01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20" calcext:value-type="currency">
            <text:p>$1,0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5-09-01" calcext:value-type="date">
            <text:p>09/01/25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10" calcext:value-type="currency">
            <text:p>$21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9-01" calcext:value-type="date">
            <text:p>09/01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Floor Scrubbing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20" calcext:value-type="currency">
            <text:p>$1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350" calcext:value-type="currency">
            <text:p>$1,3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350" calcext:value-type="currency">
            <text:p>$1,3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8-17T19:31:21.160652341</dc:date>
    <meta:editing-cycles>60</meta:editing-cycles>
    <meta:editing-duration>PT4H3M49S</meta:editing-duration>
    <meta:generator>LibreOffice/7.4.7.2$Linux_AARCH64 LibreOffice_project/40$Build-2</meta:generator>
    <meta:document-statistic meta:table-count="1" meta:cell-count="44" meta:object-count="1"/>
  </office:meta>
</office:document-meta>
</file>